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3">Report on Outdated jQuery Software Used in Web Application</text:span></text:p>
      <text:p text:style-name="Standard"/>
      <text:p text:style-name="Standard">Date: 2023-07-13 07:40:40 PST</text:p>
      <text:p text:style-name="Standard"/>
      <text:p text:style-name="Standard">Author: Jithin Ponduru</text:p>
      <text:p text:style-name="Standard"/>
      <text:p text:style-name="Standard">Web Application: http://zero.webappsecurity.com/</text:p>
      <text:p text:style-name="Standard"/>
      <text:p text:style-name="Standard">Summary:</text:p>
      <text:p text:style-name="Standard"/>
      <text:p text:style-name="Standard">This web application is using an outdated version of jQuery, which may make it vulnerable to attacks. The current version of jQuery is 3.6.0, but the web application is using version 1.12.4. This means that the web application is missing out on security fixes and new features that have been released in newer versions of jQuery.</text:p>
      <text:p text:style-name="Standard"/>
      <text:p text:style-name="Standard">Vulnerability:</text:p>
      <text:p text:style-name="Standard"/>
      <text:p text:style-name="Standard">The outdated version of jQuery used by this web application may be vulnerable to a number of attacks, including:</text:p>
      <text:p text:style-name="Standard"/>
      <text:p text:style-name="Standard">1) Cross-site scripting (XSS) attacks</text:p>
      <text:p text:style-name="Standard">2) Cross-site request forgery (CSRF) attacks</text:p>
      <text:p text:style-name="Standard">3) SQL injection attacks</text:p>
      <text:p text:style-name="Standard"/>
      <text:p text:style-name="Standard">Recommendation:</text:p>
      <text:p text:style-name="Standard"/>
      <text:p text:style-name="Standard">The web application should be updated to the latest version of jQuery. This will help to protect the web application from attacks and ensure that it is using the latest features and security fixes.</text:p>
      <text:p text:style-name="Standard"/>
      <text:p text:style-name="Standard">Steps to Update jQuery:</text:p>
      <text:p text:style-name="Standard"/>
      <text:p text:style-name="Standard">To update jQuery, the web application's developers will need to:</text:p>
      <text:p text:style-name="Standard"/>
      <text:p text:style-name="Standard">1. Identify the location of the jQuery library in the web application's code.</text:p>
      <text:p text:style-name="Standard">2. Download the latest version of the jQuery library from the jQuery website.</text:p>
      <text:p text:style-name="Standard">3. Replace the outdated version of jQuery with the latest version.</text:p>
      <text:p text:style-name="Standard">4. Test the web application to make sure that it is working properly after the update.</text:p>
      <text:p text:style-name="Standard"/>
      <text:p text:style-name="Standard">Conclusion:</text:p>
      <text:p text:style-name="Standard"/>
      <text:p text:style-name="Standard">Using an outdated version of jQuery can make a web application vulnerable to attacks. The web application in this report is using an outdated version of jQuery, and it is recommended that the web application's developers update the jQuery library to the latest version.</text:p>
      <text:p text:style-name="Standard"/>
      <text:p text:style-name="Standard">References:</text:p>
      <text:p text:style-name="Standard"/>
      <text:p text:style-name="Standard">1) Outdated jQuery Software: https://www.acunetix.com/vulnerabilities/web/outdated-javascript-libraries/</text:p>
      <text:p text:style-name="Standard">2) How to find and fix jQuery vulnerabilities: https://outpost24.com/blog/jquery-vulnerabilities</text:p>
      <text:p text:style-name="Standard">3) Out-of-date Version (jQuery): https://www.invicti.com/web-vulnerability-scanner/vulnerabilities/out-of-date-version-jquery/</text:p>
      <text:p text:style-name="Standard"><text:soft-page-break/>4) Why Outdated jQuery Is Still the Dominant JavaScript Library: https://thenewstack.io/why-outdated-jquery-is-still-the-dominant-javascript-libr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19:11:49.071826734</meta:creation-date>
    <dc:date>2023-07-21T19:12:16.505106209</dc:date>
    <meta:editing-duration>PT28S</meta:editing-duration>
    <meta:editing-cycles>1</meta:editing-cycles>
    <meta:document-statistic meta:table-count="0" meta:image-count="0" meta:object-count="0" meta:page-count="2" meta:paragraph-count="26" meta:word-count="289" meta:character-count="2098" meta:non-whitespace-character-count="1833"/>
    <meta:generator>LibreOffice/7.3.7.2$Linux_X86_64 LibreOffice_project/30$Build-2</meta:generator>
  </office:meta>
</office:document-meta>
</file>